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2.5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bf00"/>
    </style:style>
    <style:style style:name="ce4" style:family="table-cell" style:parent-style-name="Default">
      <style:text-properties fo:color="#2a6099"/>
    </style:style>
    <style:style style:name="ce5" style:family="table-cell" style:parent-style-name="Default">
      <style:text-properties fo:color="#ff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31.547cm" svg:height="23.534cm" svg:x="20.293cm" svg:y="0.584cm">
            <draw:object draw:notify-on-update-of-ranges="Лист1.D2:Лист1.D51 Лист1.E2:Лист1.E51 Лист1.D60:Лист1.D60 Лист1.D61:Лист1.D61 Лист1.D41:Лист1.D41 Лист1.E41:Лист1.E41 Лист1.F2:Лист1.F51 Лист1.G2:Лист1.G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2.248cm" svg:y="43.369cm">
            <draw:object draw:notify-on-update-of-ranges="Лист1.A94:Лист1.A95 Лист1.B93:Лист1.B93 Лист1.D94:Лист1.D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XS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XP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,591</text:p>
          </table:table-cell>
          <table:table-cell office:value-type="float" office:value="0" calcext:value-type="float">
            <text:p>0</text:p>
          </table:table-cell>
          <table:table-cell office:value-type="float" office:value="0.591" calcext:value-type="float">
            <text:p>0,591</text:p>
          </table:table-cell>
          <table:table-cell/>
        </table:table-row>
        <table:table-row table:style-name="ro1">
          <table:table-cell/>
          <table:table-cell table:formula="of:=[.D3]-[.D2]" office:value-type="float" office:value="0.0011" calcext:value-type="float">
            <text:p>0,0011</text:p>
          </table:table-cell>
          <table:table-cell office:value-type="float" office:value="2" calcext:value-type="float">
            <text:p>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599" calcext:value-type="float">
            <text:p>0,599</text:p>
          </table:table-cell>
          <table:table-cell office:value-type="float" office:value="0.005" calcext:value-type="float">
            <text:p>0,005</text:p>
          </table:table-cell>
          <table:table-cell office:value-type="float" office:value="0.5742" calcext:value-type="float">
            <text:p>0,5742</text:p>
          </table:table-cell>
          <table:table-cell table:formula="of:=[.F3]-[.F2]" office:value-type="float" office:value="0.005" calcext:value-type="float">
            <text:p>0,005</text:p>
          </table:table-cell>
        </table:table-row>
        <table:table-row table:style-name="ro1">
          <table:table-cell/>
          <table:table-cell table:formula="of:=[.D4]-[.D3]" office:value-type="float" office:value="0.001" calcext:value-type="float">
            <text:p>0,001</text:p>
          </table:table-cell>
          <table:table-cell office:value-type="float" office:value="3" calcext:value-type="float">
            <text:p>3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6022" calcext:value-type="float">
            <text:p>0,6022</text:p>
          </table:table-cell>
          <table:table-cell office:value-type="float" office:value="0.0099" calcext:value-type="float">
            <text:p>0,0099</text:p>
          </table:table-cell>
          <table:table-cell office:value-type="float" office:value="0.5683" calcext:value-type="float">
            <text:p>0,5683</text:p>
          </table:table-cell>
          <table:table-cell table:formula="of:=[.F4]-[.F3]" office:value-type="float" office:value="0.0049" calcext:value-type="float">
            <text:p>0,0049</text:p>
          </table:table-cell>
        </table:table-row>
        <table:table-row table:style-name="ro1">
          <table:table-cell/>
          <table:table-cell table:formula="of:=[.D5]-[.D4]" office:value-type="float" office:value="0.0011" calcext:value-type="float">
            <text:p>0,0011</text:p>
          </table:table-cell>
          <table:table-cell office:value-type="float" office:value="4" calcext:value-type="float">
            <text:p>4</text:p>
          </table:table-cell>
          <table:table-cell office:value-type="float" office:value="0.0032" calcext:value-type="float">
            <text:p>0,0032</text:p>
          </table:table-cell>
          <table:table-cell office:value-type="float" office:value="0.6046" calcext:value-type="float">
            <text:p>0,6046</text:p>
          </table:table-cell>
          <table:table-cell office:value-type="float" office:value="0.0149" calcext:value-type="float">
            <text:p>0,0149</text:p>
          </table:table-cell>
          <table:table-cell office:value-type="float" office:value="0.5645" calcext:value-type="float">
            <text:p>0,5645</text:p>
          </table:table-cell>
          <table:table-cell table:formula="of:=[.F5]-[.F4]" office:value-type="float" office:value="0.005" calcext:value-type="float">
            <text:p>0,005</text:p>
          </table:table-cell>
        </table:table-row>
        <table:table-row table:style-name="ro1">
          <table:table-cell/>
          <table:table-cell table:formula="of:=[.D6]-[.D5]" office:value-type="float" office:value="0.001" calcext:value-type="float">
            <text:p>0,001</text:p>
          </table:table-cell>
          <table:table-cell office:value-type="float" office:value="5" calcext:value-type="float">
            <text:p>5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6066" calcext:value-type="float">
            <text:p>0,6066</text:p>
          </table:table-cell>
          <table:table-cell office:value-type="float" office:value="0.0198" calcext:value-type="float">
            <text:p>0,0198</text:p>
          </table:table-cell>
          <table:table-cell office:value-type="float" office:value="0.5621" calcext:value-type="float">
            <text:p>0,5621</text:p>
          </table:table-cell>
          <table:table-cell table:formula="of:=[.F6]-[.F5]" office:value-type="float" office:value="0.0049" calcext:value-type="float">
            <text:p>0,0049</text:p>
          </table:table-cell>
        </table:table-row>
        <table:table-row table:style-name="ro1">
          <table:table-cell/>
          <table:table-cell table:formula="of:=[.D7]-[.D6]" office:value-type="float" office:value="0.0011" calcext:value-type="float">
            <text:p>0,0011</text:p>
          </table:table-cell>
          <table:table-cell office:value-type="float" office:value="6" calcext:value-type="float">
            <text:p>6</text:p>
          </table:table-cell>
          <table:table-cell office:value-type="float" office:value="0.0053" calcext:value-type="float">
            <text:p>0,0053</text:p>
          </table:table-cell>
          <table:table-cell office:value-type="float" office:value="0.6083" calcext:value-type="float">
            <text:p>0,6083</text:p>
          </table:table-cell>
          <table:table-cell office:value-type="float" office:value="0.0248" calcext:value-type="float">
            <text:p>0,0248</text:p>
          </table:table-cell>
          <table:table-cell office:value-type="float" office:value="0.5606" calcext:value-type="float">
            <text:p>0,5606</text:p>
          </table:table-cell>
          <table:table-cell table:formula="of:=[.F7]-[.F6]" office:value-type="float" office:value="0.005" calcext:value-type="float">
            <text:p>0,005</text:p>
          </table:table-cell>
        </table:table-row>
        <table:table-row table:style-name="ro1">
          <table:table-cell/>
          <table:table-cell table:formula="of:=[.D8]-[.D7]" office:value-type="float" office:value="0.001" calcext:value-type="float">
            <text:p>0,001</text:p>
          </table:table-cell>
          <table:table-cell office:value-type="float" office:value="7" calcext:value-type="float">
            <text:p>7</text:p>
          </table:table-cell>
          <table:table-cell office:value-type="float" office:value="0.0063" calcext:value-type="float">
            <text:p>0,0063</text:p>
          </table:table-cell>
          <table:table-cell office:value-type="float" office:value="0.6097" calcext:value-type="float">
            <text:p>0,6097</text:p>
          </table:table-cell>
          <table:table-cell office:value-type="float" office:value="0.0297" calcext:value-type="float">
            <text:p>0,0297</text:p>
          </table:table-cell>
          <table:table-cell office:value-type="float" office:value="0.56" calcext:value-type="float">
            <text:p>0,56</text:p>
          </table:table-cell>
          <table:table-cell table:formula="of:=[.F8]-[.F7]" office:value-type="float" office:value="0.0049" calcext:value-type="float">
            <text:p>0,0049</text:p>
          </table:table-cell>
        </table:table-row>
        <table:table-row table:style-name="ro1">
          <table:table-cell/>
          <table:table-cell table:formula="of:=[.D9]-[.D8]" office:value-type="float" office:value="0.0011" calcext:value-type="float">
            <text:p>0,0011</text:p>
          </table:table-cell>
          <table:table-cell office:value-type="float" office:value="8" calcext:value-type="float">
            <text:p>8</text:p>
          </table:table-cell>
          <table:table-cell office:value-type="float" office:value="0.0074" calcext:value-type="float">
            <text:p>0,0074</text:p>
          </table:table-cell>
          <table:table-cell office:value-type="float" office:value="0.6111" calcext:value-type="float">
            <text:p>0,6111</text:p>
          </table:table-cell>
          <table:table-cell office:value-type="float" office:value="0.0347" calcext:value-type="float">
            <text:p>0,0347</text:p>
          </table:table-cell>
          <table:table-cell office:value-type="float" office:value="0.5602" calcext:value-type="float">
            <text:p>0,5602</text:p>
          </table:table-cell>
          <table:table-cell table:formula="of:=[.F9]-[.F8]" office:value-type="float" office:value="0.005" calcext:value-type="float">
            <text:p>0,005</text:p>
          </table:table-cell>
        </table:table-row>
        <table:table-row table:style-name="ro1">
          <table:table-cell/>
          <table:table-cell table:formula="of:=[.D10]-[.D9]" office:value-type="float" office:value="0.001" calcext:value-type="float">
            <text:p>0,001</text:p>
          </table:table-cell>
          <table:table-cell office:value-type="float" office:value="9" calcext:value-type="float">
            <text:p>9</text:p>
          </table:table-cell>
          <table:table-cell office:value-type="float" office:value="0.0084" calcext:value-type="float">
            <text:p>0,0084</text:p>
          </table:table-cell>
          <table:table-cell office:value-type="float" office:value="0.6122" calcext:value-type="float">
            <text:p>0,6122</text:p>
          </table:table-cell>
          <table:table-cell office:value-type="float" office:value="0.0396" calcext:value-type="float">
            <text:p>0,0396</text:p>
          </table:table-cell>
          <table:table-cell office:value-type="float" office:value="0.5612" calcext:value-type="float">
            <text:p>0,5612</text:p>
          </table:table-cell>
          <table:table-cell table:formula="of:=[.F10]-[.F9]" office:value-type="float" office:value="0.0049" calcext:value-type="float">
            <text:p>0,0049</text:p>
          </table:table-cell>
        </table:table-row>
        <table:table-row table:style-name="ro1">
          <table:table-cell/>
          <table:table-cell table:style-name="ce1" table:formula="of:=[.D11]-[.D10]" office:value-type="float" office:value="0.0011" calcext:value-type="float">
            <text:p>0,0011</text:p>
          </table:table-cell>
          <table:table-cell office:value-type="float" office:value="10" calcext:value-type="float">
            <text:p>10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6133" calcext:value-type="float">
            <text:p>0,6133</text:p>
          </table:table-cell>
          <table:table-cell office:value-type="float" office:value="0.0446" calcext:value-type="float">
            <text:p>0,0446</text:p>
          </table:table-cell>
          <table:table-cell office:value-type="float" office:value="0.5631" calcext:value-type="float">
            <text:p>0,5631</text:p>
          </table:table-cell>
          <table:table-cell table:formula="of:=[.F11]-[.F10]" office:value-type="float" office:value="0.005" calcext:value-type="float">
            <text:p>0,005</text:p>
          </table:table-cell>
        </table:table-row>
        <table:table-row table:style-name="ro1">
          <table:table-cell/>
          <table:table-cell table:style-name="ce2" table:formula="of:=[.D12]-[.D11]" office:value-type="float" office:value="0.0395" calcext:value-type="float">
            <text:p>0,0395</text:p>
          </table:table-cell>
          <table:table-cell office:value-type="float" office:value="11" calcext:value-type="float">
            <text:p>11</text:p>
          </table:table-cell>
          <table:table-cell office:value-type="float" office:value="0.049" calcext:value-type="float">
            <text:p>0,049</text:p>
          </table:table-cell>
          <table:table-cell office:value-type="float" office:value="0.6493" calcext:value-type="float">
            <text:p>0,6493</text:p>
          </table:table-cell>
          <table:table-cell office:value-type="float" office:value="0.0789" calcext:value-type="float">
            <text:p>0,0789</text:p>
          </table:table-cell>
          <table:table-cell office:value-type="float" office:value="0.5784" calcext:value-type="float">
            <text:p>0,5784</text:p>
          </table:table-cell>
          <table:table-cell table:style-name="ce2" table:formula="of:=[.F12]-[.F11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3]-[.D12]" office:value-type="float" office:value="0.0396" calcext:value-type="float">
            <text:p>0,0396</text:p>
          </table:table-cell>
          <table:table-cell office:value-type="float" office:value="12" calcext:value-type="float">
            <text:p>12</text:p>
          </table:table-cell>
          <table:table-cell office:value-type="float" office:value="0.0886" calcext:value-type="float">
            <text:p>0,0886</text:p>
          </table:table-cell>
          <table:table-cell office:value-type="float" office:value="0.6809" calcext:value-type="float">
            <text:p>0,6809</text:p>
          </table:table-cell>
          <table:table-cell office:value-type="float" office:value="0.1132" calcext:value-type="float">
            <text:p>0,1132</text:p>
          </table:table-cell>
          <table:table-cell office:value-type="float" office:value="0.5908" calcext:value-type="float">
            <text:p>0,5908</text:p>
          </table:table-cell>
          <table:table-cell table:formula="of:=[.F13]-[.F12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4]-[.D13]" office:value-type="float" office:value="0.0396" calcext:value-type="float">
            <text:p>0,0396</text:p>
          </table:table-cell>
          <table:table-cell office:value-type="float" office:value="13" calcext:value-type="float">
            <text:p>13</text:p>
          </table:table-cell>
          <table:table-cell office:value-type="float" office:value="0.1282" calcext:value-type="float">
            <text:p>0,1282</text:p>
          </table:table-cell>
          <table:table-cell office:value-type="float" office:value="0.7081" calcext:value-type="float">
            <text:p>0,7081</text:p>
          </table:table-cell>
          <table:table-cell office:value-type="float" office:value="0.1474" calcext:value-type="float">
            <text:p>0,1474</text:p>
          </table:table-cell>
          <table:table-cell office:value-type="float" office:value="0.6003" calcext:value-type="float">
            <text:p>0,6003</text:p>
          </table:table-cell>
          <table:table-cell table:formula="of:=[.F14]-[.F13]" office:value-type="float" office:value="0.0342" calcext:value-type="float">
            <text:p>0,0342</text:p>
          </table:table-cell>
        </table:table-row>
        <table:table-row table:style-name="ro1">
          <table:table-cell/>
          <table:table-cell table:formula="of:=[.D15]-[.D14]" office:value-type="float" office:value="0.0396" calcext:value-type="float">
            <text:p>0,0396</text:p>
          </table:table-cell>
          <table:table-cell office:value-type="float" office:value="14" calcext:value-type="float">
            <text:p>14</text:p>
          </table:table-cell>
          <table:table-cell office:value-type="float" office:value="0.1678" calcext:value-type="float">
            <text:p>0,1678</text:p>
          </table:table-cell>
          <table:table-cell office:value-type="float" office:value="0.7308" calcext:value-type="float">
            <text:p>0,7308</text:p>
          </table:table-cell>
          <table:table-cell office:value-type="float" office:value="0.1817" calcext:value-type="float">
            <text:p>0,1817</text:p>
          </table:table-cell>
          <table:table-cell office:value-type="float" office:value="0.6071" calcext:value-type="float">
            <text:p>0,6071</text:p>
          </table:table-cell>
          <table:table-cell table:formula="of:=[.F15]-[.F14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6]-[.D15]" office:value-type="float" office:value="0.0396" calcext:value-type="float">
            <text:p>0,0396</text:p>
          </table:table-cell>
          <table:table-cell office:value-type="float" office:value="15" calcext:value-type="float">
            <text:p>15</text:p>
          </table:table-cell>
          <table:table-cell office:value-type="float" office:value="0.2074" calcext:value-type="float">
            <text:p>0,2074</text:p>
          </table:table-cell>
          <table:table-cell office:value-type="float" office:value="0.749" calcext:value-type="float">
            <text:p>0,749</text:p>
          </table:table-cell>
          <table:table-cell office:value-type="float" office:value="0.216" calcext:value-type="float">
            <text:p>0,216</text:p>
          </table:table-cell>
          <table:table-cell office:value-type="float" office:value="0.6112" calcext:value-type="float">
            <text:p>0,6112</text:p>
          </table:table-cell>
          <table:table-cell table:formula="of:=[.F16]-[.F15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7]-[.D16]" office:value-type="float" office:value="0.0395" calcext:value-type="float">
            <text:p>0,0395</text:p>
          </table:table-cell>
          <table:table-cell office:value-type="float" office:value="16" calcext:value-type="float">
            <text:p>16</text:p>
          </table:table-cell>
          <table:table-cell office:value-type="float" office:value="0.2469" calcext:value-type="float">
            <text:p>0,2469</text:p>
          </table:table-cell>
          <table:table-cell office:value-type="float" office:value="0.7627" calcext:value-type="float">
            <text:p>0,7627</text:p>
          </table:table-cell>
          <table:table-cell office:value-type="float" office:value="0.2503" calcext:value-type="float">
            <text:p>0,2503</text:p>
          </table:table-cell>
          <table:table-cell office:value-type="float" office:value="0.6126" calcext:value-type="float">
            <text:p>0,6126</text:p>
          </table:table-cell>
          <table:table-cell table:formula="of:=[.F17]-[.F16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8]-[.D17]" office:value-type="float" office:value="0.0396" calcext:value-type="float">
            <text:p>0,0396</text:p>
          </table:table-cell>
          <table:table-cell office:value-type="float" office:value="17" calcext:value-type="float">
            <text:p>17</text:p>
          </table:table-cell>
          <table:table-cell office:value-type="float" office:value="0.2865" calcext:value-type="float">
            <text:p>0,2865</text:p>
          </table:table-cell>
          <table:table-cell office:value-type="float" office:value="0.7719" calcext:value-type="float">
            <text:p>0,7719</text:p>
          </table:table-cell>
          <table:table-cell office:value-type="float" office:value="0.2846" calcext:value-type="float">
            <text:p>0,2846</text:p>
          </table:table-cell>
          <table:table-cell office:value-type="float" office:value="0.6114" calcext:value-type="float">
            <text:p>0,6114</text:p>
          </table:table-cell>
          <table:table-cell table:formula="of:=[.F18]-[.F17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19]-[.D18]" office:value-type="float" office:value="0.0396" calcext:value-type="float">
            <text:p>0,0396</text:p>
          </table:table-cell>
          <table:table-cell office:value-type="float" office:value="18" calcext:value-type="float">
            <text:p>18</text:p>
          </table:table-cell>
          <table:table-cell office:value-type="float" office:value="0.3261" calcext:value-type="float">
            <text:p>0,3261</text:p>
          </table:table-cell>
          <table:table-cell office:value-type="float" office:value="0.7765" calcext:value-type="float">
            <text:p>0,7765</text:p>
          </table:table-cell>
          <table:table-cell office:value-type="float" office:value="0.3189" calcext:value-type="float">
            <text:p>0,3189</text:p>
          </table:table-cell>
          <table:table-cell office:value-type="float" office:value="0.6076" calcext:value-type="float">
            <text:p>0,6076</text:p>
          </table:table-cell>
          <table:table-cell table:formula="of:=[.F19]-[.F18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0]-[.D19]" office:value-type="float" office:value="0.0396" calcext:value-type="float">
            <text:p>0,0396</text:p>
          </table:table-cell>
          <table:table-cell office:value-type="float" office:value="19" calcext:value-type="float">
            <text:p>19</text:p>
          </table:table-cell>
          <table:table-cell office:value-type="float" office:value="0.3657" calcext:value-type="float">
            <text:p>0,3657</text:p>
          </table:table-cell>
          <table:table-cell office:value-type="float" office:value="0.7766" calcext:value-type="float">
            <text:p>0,7766</text:p>
          </table:table-cell>
          <table:table-cell office:value-type="float" office:value="0.3531" calcext:value-type="float">
            <text:p>0,3531</text:p>
          </table:table-cell>
          <table:table-cell office:value-type="float" office:value="0.6014" calcext:value-type="float">
            <text:p>0,6014</text:p>
          </table:table-cell>
          <table:table-cell table:formula="of:=[.F20]-[.F19]" office:value-type="float" office:value="0.0342" calcext:value-type="float">
            <text:p>0,0342</text:p>
          </table:table-cell>
        </table:table-row>
        <table:table-row table:style-name="ro1">
          <table:table-cell/>
          <table:table-cell table:formula="of:=[.D21]-[.D20]" office:value-type="float" office:value="0.0396" calcext:value-type="float">
            <text:p>0,0396</text:p>
          </table:table-cell>
          <table:table-cell office:value-type="float" office:value="20" calcext:value-type="float">
            <text:p>20</text:p>
          </table:table-cell>
          <table:table-cell office:value-type="float" office:value="0.4053" calcext:value-type="float">
            <text:p>0,4053</text:p>
          </table:table-cell>
          <table:table-cell office:value-type="float" office:value="0.772" calcext:value-type="float">
            <text:p>0,772</text:p>
          </table:table-cell>
          <table:table-cell office:value-type="float" office:value="0.3874" calcext:value-type="float">
            <text:p>0,3874</text:p>
          </table:table-cell>
          <table:table-cell office:value-type="float" office:value="0.5927" calcext:value-type="float">
            <text:p>0,5927</text:p>
          </table:table-cell>
          <table:table-cell table:formula="of:=[.F21]-[.F20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2]-[.D21]" office:value-type="float" office:value="0.0395" calcext:value-type="float">
            <text:p>0,0395</text:p>
          </table:table-cell>
          <table:table-cell office:value-type="float" office:value="21" calcext:value-type="float">
            <text:p>21</text:p>
          </table:table-cell>
          <table:table-cell office:value-type="float" office:value="0.4448" calcext:value-type="float">
            <text:p>0,4448</text:p>
          </table:table-cell>
          <table:table-cell office:value-type="float" office:value="0.7629" calcext:value-type="float">
            <text:p>0,7629</text:p>
          </table:table-cell>
          <table:table-cell office:value-type="float" office:value="0.4217" calcext:value-type="float">
            <text:p>0,4217</text:p>
          </table:table-cell>
          <table:table-cell office:value-type="float" office:value="0.5816" calcext:value-type="float">
            <text:p>0,5816</text:p>
          </table:table-cell>
          <table:table-cell table:formula="of:=[.F22]-[.F21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3]-[.D22]" office:value-type="float" office:value="0.0396" calcext:value-type="float">
            <text:p>0,0396</text:p>
          </table:table-cell>
          <table:table-cell office:value-type="float" office:value="22" calcext:value-type="float">
            <text:p>22</text:p>
          </table:table-cell>
          <table:table-cell office:value-type="float" office:value="0.4844" calcext:value-type="float">
            <text:p>0,4844</text:p>
          </table:table-cell>
          <table:table-cell office:value-type="float" office:value="0.7491" calcext:value-type="float">
            <text:p>0,7491</text:p>
          </table:table-cell>
          <table:table-cell office:value-type="float" office:value="0.456" calcext:value-type="float">
            <text:p>0,456</text:p>
          </table:table-cell>
          <table:table-cell office:value-type="float" office:value="0.5682" calcext:value-type="float">
            <text:p>0,5682</text:p>
          </table:table-cell>
          <table:table-cell table:formula="of:=[.F23]-[.F22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4]-[.D23]" office:value-type="float" office:value="0.0396" calcext:value-type="float">
            <text:p>0,0396</text:p>
          </table:table-cell>
          <table:table-cell office:value-type="float" office:value="23" calcext:value-type="float">
            <text:p>23</text:p>
          </table:table-cell>
          <table:table-cell office:value-type="float" office:value="0.524" calcext:value-type="float">
            <text:p>0,524</text:p>
          </table:table-cell>
          <table:table-cell office:value-type="float" office:value="0.7306" calcext:value-type="float">
            <text:p>0,7306</text:p>
          </table:table-cell>
          <table:table-cell office:value-type="float" office:value="0.4903" calcext:value-type="float">
            <text:p>0,4903</text:p>
          </table:table-cell>
          <table:table-cell office:value-type="float" office:value="0.5525" calcext:value-type="float">
            <text:p>0,5525</text:p>
          </table:table-cell>
          <table:table-cell table:formula="of:=[.F24]-[.F23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5]-[.D24]" office:value-type="float" office:value="0.0396" calcext:value-type="float">
            <text:p>0,0396</text:p>
          </table:table-cell>
          <table:table-cell office:value-type="float" office:value="24" calcext:value-type="float">
            <text:p>24</text:p>
          </table:table-cell>
          <table:table-cell office:value-type="float" office:value="0.5636" calcext:value-type="float">
            <text:p>0,5636</text:p>
          </table:table-cell>
          <table:table-cell office:value-type="float" office:value="0.7075" calcext:value-type="float">
            <text:p>0,7075</text:p>
          </table:table-cell>
          <table:table-cell office:value-type="float" office:value="0.5246" calcext:value-type="float">
            <text:p>0,5246</text:p>
          </table:table-cell>
          <table:table-cell office:value-type="float" office:value="0.5346" calcext:value-type="float">
            <text:p>0,5346</text:p>
          </table:table-cell>
          <table:table-cell table:formula="of:=[.F25]-[.F24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6]-[.D25]" office:value-type="float" office:value="0.0396000000000001" calcext:value-type="float">
            <text:p>0,0396</text:p>
          </table:table-cell>
          <table:table-cell office:value-type="float" office:value="25" calcext:value-type="float">
            <text:p>25</text:p>
          </table:table-cell>
          <table:table-cell office:value-type="float" office:value="0.6032" calcext:value-type="float">
            <text:p>0,6032</text:p>
          </table:table-cell>
          <table:table-cell office:value-type="float" office:value="0.6796" calcext:value-type="float">
            <text:p>0,6796</text:p>
          </table:table-cell>
          <table:table-cell office:value-type="float" office:value="0.5588" calcext:value-type="float">
            <text:p>0,5588</text:p>
          </table:table-cell>
          <table:table-cell office:value-type="float" office:value="0.5145" calcext:value-type="float">
            <text:p>0,5145</text:p>
          </table:table-cell>
          <table:table-cell table:formula="of:=[.F26]-[.F25]" office:value-type="float" office:value="0.0342" calcext:value-type="float">
            <text:p>0,0342</text:p>
          </table:table-cell>
        </table:table-row>
        <table:table-row table:style-name="ro1">
          <table:table-cell/>
          <table:table-cell table:formula="of:=[.D27]-[.D26]" office:value-type="float" office:value="0.0395" calcext:value-type="float">
            <text:p>0,0395</text:p>
          </table:table-cell>
          <table:table-cell office:value-type="float" office:value="26" calcext:value-type="float">
            <text:p>26</text:p>
          </table:table-cell>
          <table:table-cell office:value-type="float" office:value="0.6427" calcext:value-type="float">
            <text:p>0,6427</text:p>
          </table:table-cell>
          <table:table-cell office:value-type="float" office:value="0.6471" calcext:value-type="float">
            <text:p>0,6471</text:p>
          </table:table-cell>
          <table:table-cell office:value-type="float" office:value="0.5931" calcext:value-type="float">
            <text:p>0,5931</text:p>
          </table:table-cell>
          <table:table-cell office:value-type="float" office:value="0.4923" calcext:value-type="float">
            <text:p>0,4923</text:p>
          </table:table-cell>
          <table:table-cell table:formula="of:=[.F27]-[.F26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8]-[.D27]" office:value-type="float" office:value="0.0396" calcext:value-type="float">
            <text:p>0,0396</text:p>
          </table:table-cell>
          <table:table-cell office:value-type="float" office:value="27" calcext:value-type="float">
            <text:p>27</text:p>
          </table:table-cell>
          <table:table-cell office:value-type="float" office:value="0.6823" calcext:value-type="float">
            <text:p>0,6823</text:p>
          </table:table-cell>
          <table:table-cell office:value-type="float" office:value="0.6098" calcext:value-type="float">
            <text:p>0,6098</text:p>
          </table:table-cell>
          <table:table-cell office:value-type="float" office:value="0.6274" calcext:value-type="float">
            <text:p>0,6274</text:p>
          </table:table-cell>
          <table:table-cell office:value-type="float" office:value="0.468" calcext:value-type="float">
            <text:p>0,468</text:p>
          </table:table-cell>
          <table:table-cell table:formula="of:=[.F28]-[.F27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29]-[.D28]" office:value-type="float" office:value="0.0396" calcext:value-type="float">
            <text:p>0,0396</text:p>
          </table:table-cell>
          <table:table-cell office:value-type="float" office:value="28" calcext:value-type="float">
            <text:p>28</text:p>
          </table:table-cell>
          <table:table-cell office:value-type="float" office:value="0.7219" calcext:value-type="float">
            <text:p>0,7219</text:p>
          </table:table-cell>
          <table:table-cell office:value-type="float" office:value="0.5677" calcext:value-type="float">
            <text:p>0,5677</text:p>
          </table:table-cell>
          <table:table-cell office:value-type="float" office:value="0.6617" calcext:value-type="float">
            <text:p>0,6617</text:p>
          </table:table-cell>
          <table:table-cell office:value-type="float" office:value="0.4418" calcext:value-type="float">
            <text:p>0,4418</text:p>
          </table:table-cell>
          <table:table-cell table:formula="of:=[.F29]-[.F28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0]-[.D29]" office:value-type="float" office:value="0.0396000000000001" calcext:value-type="float">
            <text:p>0,0396</text:p>
          </table:table-cell>
          <table:table-cell office:value-type="float" office:value="29" calcext:value-type="float">
            <text:p>29</text:p>
          </table:table-cell>
          <table:table-cell office:value-type="float" office:value="0.7615" calcext:value-type="float">
            <text:p>0,7615</text:p>
          </table:table-cell>
          <table:table-cell office:value-type="float" office:value="0.5208" calcext:value-type="float">
            <text:p>0,5208</text:p>
          </table:table-cell>
          <table:table-cell office:value-type="float" office:value="0.696" calcext:value-type="float">
            <text:p>0,696</text:p>
          </table:table-cell>
          <table:table-cell office:value-type="float" office:value="0.4136" calcext:value-type="float">
            <text:p>0,4136</text:p>
          </table:table-cell>
          <table:table-cell table:formula="of:=[.F30]-[.F29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1]-[.D30]" office:value-type="float" office:value="0.0396" calcext:value-type="float">
            <text:p>0,0396</text:p>
          </table:table-cell>
          <table:table-cell office:value-type="float" office:value="30" calcext:value-type="float">
            <text:p>30</text:p>
          </table:table-cell>
          <table:table-cell office:value-type="float" office:value="0.8011" calcext:value-type="float">
            <text:p>0,8011</text:p>
          </table:table-cell>
          <table:table-cell office:value-type="float" office:value="0.4691" calcext:value-type="float">
            <text:p>0,4691</text:p>
          </table:table-cell>
          <table:table-cell office:value-type="float" office:value="0.7303" calcext:value-type="float">
            <text:p>0,7303</text:p>
          </table:table-cell>
          <table:table-cell office:value-type="float" office:value="0.3835" calcext:value-type="float">
            <text:p>0,3835</text:p>
          </table:table-cell>
          <table:table-cell table:formula="of:=[.F31]-[.F30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style-name="ce2" table:formula="of:=[.D32]-[.D31]" office:value-type="float" office:value="0.0299" calcext:value-type="float">
            <text:p>0,0299</text:p>
          </table:table-cell>
          <table:table-cell office:value-type="float" office:value="31" calcext:value-type="float">
            <text:p>31</text:p>
          </table:table-cell>
          <table:table-cell office:value-type="float" office:value="0.831" calcext:value-type="float">
            <text:p>0,831</text:p>
          </table:table-cell>
          <table:table-cell office:value-type="float" office:value="0.4278" calcext:value-type="float">
            <text:p>0,4278</text:p>
          </table:table-cell>
          <table:table-cell office:value-type="float" office:value="0.7646" calcext:value-type="float">
            <text:p>0,7646</text:p>
          </table:table-cell>
          <table:table-cell office:value-type="float" office:value="0.3516" calcext:value-type="float">
            <text:p>0,3516</text:p>
          </table:table-cell>
          <table:table-cell table:formula="of:=[.F32]-[.F31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3]-[.D32]" office:value-type="float" office:value="0.0297999999999999" calcext:value-type="float">
            <text:p>0,0298</text:p>
          </table:table-cell>
          <table:table-cell office:value-type="float" office:value="32" calcext:value-type="float">
            <text:p>32</text:p>
          </table:table-cell>
          <table:table-cell office:value-type="float" office:value="0.8608" calcext:value-type="float">
            <text:p>0,8608</text:p>
          </table:table-cell>
          <table:table-cell office:value-type="float" office:value="0.3856" calcext:value-type="float">
            <text:p>0,3856</text:p>
          </table:table-cell>
          <table:table-cell office:value-type="float" office:value="0.7988" calcext:value-type="float">
            <text:p>0,7988</text:p>
          </table:table-cell>
          <table:table-cell office:value-type="float" office:value="0.3178" calcext:value-type="float">
            <text:p>0,3178</text:p>
          </table:table-cell>
          <table:table-cell table:formula="of:=[.F33]-[.F32]" office:value-type="float" office:value="0.0342" calcext:value-type="float">
            <text:p>0,0342</text:p>
          </table:table-cell>
        </table:table-row>
        <table:table-row table:style-name="ro1">
          <table:table-cell/>
          <table:table-cell table:formula="of:=[.D34]-[.D33]" office:value-type="float" office:value="0.0299" calcext:value-type="float">
            <text:p>0,0299</text:p>
          </table:table-cell>
          <table:table-cell office:value-type="float" office:value="33" calcext:value-type="float">
            <text:p>33</text:p>
          </table:table-cell>
          <table:table-cell office:value-type="float" office:value="0.8907" calcext:value-type="float">
            <text:p>0,8907</text:p>
          </table:table-cell>
          <table:table-cell office:value-type="float" office:value="0.3424" calcext:value-type="float">
            <text:p>0,3424</text:p>
          </table:table-cell>
          <table:table-cell office:value-type="float" office:value="0.8331" calcext:value-type="float">
            <text:p>0,8331</text:p>
          </table:table-cell>
          <table:table-cell office:value-type="float" office:value="0.2824" calcext:value-type="float">
            <text:p>0,2824</text:p>
          </table:table-cell>
          <table:table-cell table:formula="of:=[.F34]-[.F33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5]-[.D34]" office:value-type="float" office:value="0.0299" calcext:value-type="float">
            <text:p>0,0299</text:p>
          </table:table-cell>
          <table:table-cell office:value-type="float" office:value="34" calcext:value-type="float">
            <text:p>34</text:p>
          </table:table-cell>
          <table:table-cell office:value-type="float" office:value="0.9206" calcext:value-type="float">
            <text:p>0,9206</text:p>
          </table:table-cell>
          <table:table-cell office:value-type="float" office:value="0.2981" calcext:value-type="float">
            <text:p>0,2981</text:p>
          </table:table-cell>
          <table:table-cell office:value-type="float" office:value="0.8674" calcext:value-type="float">
            <text:p>0,8674</text:p>
          </table:table-cell>
          <table:table-cell office:value-type="float" office:value="0.2453" calcext:value-type="float">
            <text:p>0,2453</text:p>
          </table:table-cell>
          <table:table-cell table:formula="of:=[.F35]-[.F34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6]-[.D35]" office:value-type="float" office:value="0.0298999999999999" calcext:value-type="float">
            <text:p>0,0299</text:p>
          </table:table-cell>
          <table:table-cell office:value-type="float" office:value="35" calcext:value-type="float">
            <text:p>35</text:p>
          </table:table-cell>
          <table:table-cell office:value-type="float" office:value="0.9505" calcext:value-type="float">
            <text:p>0,9505</text:p>
          </table:table-cell>
          <table:table-cell office:value-type="float" office:value="0.2528" calcext:value-type="float">
            <text:p>0,2528</text:p>
          </table:table-cell>
          <table:table-cell office:value-type="float" office:value="0.9017" calcext:value-type="float">
            <text:p>0,9017</text:p>
          </table:table-cell>
          <table:table-cell office:value-type="float" office:value="0.2066" calcext:value-type="float">
            <text:p>0,2066</text:p>
          </table:table-cell>
          <table:table-cell table:formula="of:=[.F36]-[.F35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7]-[.D36]" office:value-type="float" office:value="0.0299" calcext:value-type="float">
            <text:p>0,0299</text:p>
          </table:table-cell>
          <table:table-cell office:value-type="float" office:value="36" calcext:value-type="float">
            <text:p>36</text:p>
          </table:table-cell>
          <table:table-cell office:value-type="float" office:value="0.9804" calcext:value-type="float">
            <text:p>0,9804</text:p>
          </table:table-cell>
          <table:table-cell office:value-type="float" office:value="0.2064" calcext:value-type="float">
            <text:p>0,2064</text:p>
          </table:table-cell>
          <table:table-cell office:value-type="float" office:value="0.936" calcext:value-type="float">
            <text:p>0,936</text:p>
          </table:table-cell>
          <table:table-cell office:value-type="float" office:value="0.1663" calcext:value-type="float">
            <text:p>0,1663</text:p>
          </table:table-cell>
          <table:table-cell table:formula="of:=[.F37]-[.F36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8]-[.D37]" office:value-type="float" office:value="0.0298999999999999" calcext:value-type="float">
            <text:p>0,0299</text:p>
          </table:table-cell>
          <table:table-cell office:value-type="float" office:value="37" calcext:value-type="float">
            <text:p>37</text:p>
          </table:table-cell>
          <table:table-cell office:value-type="float" office:value="1.0103" calcext:value-type="float">
            <text:p>1,0103</text:p>
          </table:table-cell>
          <table:table-cell office:value-type="float" office:value="0.1587" calcext:value-type="float">
            <text:p>0,1587</text:p>
          </table:table-cell>
          <table:table-cell office:value-type="float" office:value="0.9703" calcext:value-type="float">
            <text:p>0,9703</text:p>
          </table:table-cell>
          <table:table-cell office:value-type="float" office:value="0.1244" calcext:value-type="float">
            <text:p>0,1244</text:p>
          </table:table-cell>
          <table:table-cell table:formula="of:=[.F38]-[.F37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formula="of:=[.D39]-[.D38]" office:value-type="float" office:value="0.0298" calcext:value-type="float">
            <text:p>0,0298</text:p>
          </table:table-cell>
          <table:table-cell office:value-type="float" office:value="38" calcext:value-type="float">
            <text:p>38</text:p>
          </table:table-cell>
          <table:table-cell office:value-type="float" office:value="1.0401" calcext:value-type="float">
            <text:p>1,0401</text:p>
          </table:table-cell>
          <table:table-cell office:value-type="float" office:value="0.1098" calcext:value-type="float">
            <text:p>0,1098</text:p>
          </table:table-cell>
          <table:table-cell office:value-type="float" office:value="1.0045" calcext:value-type="float">
            <text:p>1,0045</text:p>
          </table:table-cell>
          <table:table-cell office:value-type="float" office:value="0.0812" calcext:value-type="float">
            <text:p>0,0812</text:p>
          </table:table-cell>
          <table:table-cell table:formula="of:=[.F39]-[.F38]" office:value-type="float" office:value="0.0341999999999999" calcext:value-type="float">
            <text:p>0,0342</text:p>
          </table:table-cell>
        </table:table-row>
        <table:table-row table:style-name="ro1">
          <table:table-cell/>
          <table:table-cell table:formula="of:=[.D40]-[.D39]" office:value-type="float" office:value="0.0299" calcext:value-type="float">
            <text:p>0,0299</text:p>
          </table:table-cell>
          <table:table-cell office:value-type="float" office:value="39" calcext:value-type="float">
            <text:p>39</text:p>
          </table:table-cell>
          <table:table-cell office:value-type="float" office:value="1.07" calcext:value-type="float">
            <text:p>1,07</text:p>
          </table:table-cell>
          <table:table-cell office:value-type="float" office:value="0.0596" calcext:value-type="float">
            <text:p>0,0596</text:p>
          </table:table-cell>
          <table:table-cell office:value-type="float" office:value="1.0388" calcext:value-type="float">
            <text:p>1,0388</text:p>
          </table:table-cell>
          <table:table-cell office:value-type="float" office:value="0.0365" calcext:value-type="float">
            <text:p>0,0365</text:p>
          </table:table-cell>
          <table:table-cell table:formula="of:=[.F40]-[.F39]" office:value-type="float" office:value="0.0343" calcext:value-type="float">
            <text:p>0,0343</text:p>
          </table:table-cell>
        </table:table-row>
        <table:table-row table:style-name="ro1">
          <table:table-cell office:value-type="string" calcext:value-type="string">
            <text:p>X1, Y1</text:p>
          </table:table-cell>
          <table:table-cell table:formula="of:=[.D41]-[.D40]" office:value-type="float" office:value="0.0299" calcext:value-type="float">
            <text:p>0,0299</text:p>
          </table:table-cell>
          <table:table-cell office:value-type="float" office:value="40" calcext:value-type="float">
            <text:p>40</text:p>
          </table:table-cell>
          <table:table-cell table:style-name="ce3" office:value-type="float" office:value="1.0999" calcext:value-type="float">
            <text:p>1,0999</text:p>
          </table:table-cell>
          <table:table-cell table:style-name="ce3" office:value-type="float" office:value="0.0079" calcext:value-type="float">
            <text:p>0,0079</text:p>
          </table:table-cell>
          <table:table-cell office:value-type="float" office:value="1.0731" calcext:value-type="float">
            <text:p>1,0731</text:p>
          </table:table-cell>
          <table:table-cell office:value-type="float" office:value="-0.0095" calcext:value-type="float">
            <text:p>-0,0095</text:p>
          </table:table-cell>
          <table:table-cell table:formula="of:=[.F41]-[.F40]" office:value-type="float" office:value="0.0343" calcext:value-type="float">
            <text:p>0,0343</text:p>
          </table:table-cell>
        </table:table-row>
        <table:table-row table:style-name="ro1">
          <table:table-cell/>
          <table:table-cell table:style-name="ce2" table:formula="of:=[.D42]-[.D41]" office:value-type="float" office:value="0.000199999999999978" calcext:value-type="float">
            <text:p>0,0002</text:p>
          </table:table-cell>
          <table:table-cell office:value-type="float" office:value="41" calcext:value-type="float">
            <text:p>41</text:p>
          </table:table-cell>
          <table:table-cell office:value-type="float" office:value="1.1001" calcext:value-type="float">
            <text:p>1,1001</text:p>
          </table:table-cell>
          <table:table-cell office:value-type="float" office:value="0.0075" calcext:value-type="float">
            <text:p>0,0075</text:p>
          </table:table-cell>
          <table:table-cell office:value-type="float" office:value="1.076" calcext:value-type="float">
            <text:p>1,076</text:p>
          </table:table-cell>
          <table:table-cell office:value-type="float" office:value="-0.0125" calcext:value-type="float">
            <text:p>-0,0125</text:p>
          </table:table-cell>
          <table:table-cell table:style-name="ce2" table:formula="of:=[.F42]-[.F41]" office:value-type="float" office:value="0.00290000000000012" calcext:value-type="float">
            <text:p>0,0029</text:p>
          </table:table-cell>
        </table:table-row>
        <table:table-row table:style-name="ro1">
          <table:table-cell/>
          <table:table-cell table:formula="of:=[.D43]-[.D42]" office:value-type="float" office:value="0.000199999999999978" calcext:value-type="float">
            <text:p>0,0002</text:p>
          </table:table-cell>
          <table:table-cell office:value-type="float" office:value="42" calcext:value-type="float">
            <text:p>42</text:p>
          </table:table-cell>
          <table:table-cell office:value-type="float" office:value="1.1003" calcext:value-type="float">
            <text:p>1,1003</text:p>
          </table:table-cell>
          <table:table-cell office:value-type="float" office:value="0.0071" calcext:value-type="float">
            <text:p>0,0071</text:p>
          </table:table-cell>
          <table:table-cell office:value-type="float" office:value="1.0789" calcext:value-type="float">
            <text:p>1,0789</text:p>
          </table:table-cell>
          <table:table-cell office:value-type="float" office:value="-0.0143" calcext:value-type="float">
            <text:p>-0,0143</text:p>
          </table:table-cell>
          <table:table-cell table:formula="of:=[.F43]-[.F42]" office:value-type="float" office:value="0.0028999999999999" calcext:value-type="float">
            <text:p>0,0029</text:p>
          </table:table-cell>
        </table:table-row>
        <table:table-row table:style-name="ro1">
          <table:table-cell/>
          <table:table-cell table:formula="of:=[.D44]-[.D43]" office:value-type="float" office:value="0.000199999999999978" calcext:value-type="float">
            <text:p>0,0002</text:p>
          </table:table-cell>
          <table:table-cell office:value-type="float" office:value="43" calcext:value-type="float">
            <text:p>43</text:p>
          </table:table-cell>
          <table:table-cell office:value-type="float" office:value="1.1005" calcext:value-type="float">
            <text:p>1,1005</text:p>
          </table:table-cell>
          <table:table-cell office:value-type="float" office:value="0.0067" calcext:value-type="float">
            <text:p>0,0067</text:p>
          </table:table-cell>
          <table:table-cell office:value-type="float" office:value="1.0818" calcext:value-type="float">
            <text:p>1,0818</text:p>
          </table:table-cell>
          <table:table-cell office:value-type="float" office:value="-0.0154" calcext:value-type="float">
            <text:p>-0,0154</text:p>
          </table:table-cell>
          <table:table-cell table:formula="of:=[.F44]-[.F43]" office:value-type="float" office:value="0.00290000000000012" calcext:value-type="float">
            <text:p>0,0029</text:p>
          </table:table-cell>
        </table:table-row>
        <table:table-row table:style-name="ro1">
          <table:table-cell/>
          <table:table-cell table:formula="of:=[.D45]-[.D44]" office:value-type="float" office:value="0.000199999999999978" calcext:value-type="float">
            <text:p>0,0002</text:p>
          </table:table-cell>
          <table:table-cell office:value-type="float" office:value="44" calcext:value-type="float">
            <text:p>44</text:p>
          </table:table-cell>
          <table:table-cell office:value-type="float" office:value="1.1007" calcext:value-type="float">
            <text:p>1,1007</text:p>
          </table:table-cell>
          <table:table-cell office:value-type="float" office:value="0.0062" calcext:value-type="float">
            <text:p>0,0062</text:p>
          </table:table-cell>
          <table:table-cell office:value-type="float" office:value="1.0847" calcext:value-type="float">
            <text:p>1,0847</text:p>
          </table:table-cell>
          <table:table-cell office:value-type="float" office:value="-0.0159" calcext:value-type="float">
            <text:p>-0,0159</text:p>
          </table:table-cell>
          <table:table-cell table:formula="of:=[.F45]-[.F44]" office:value-type="float" office:value="0.0028999999999999" calcext:value-type="float">
            <text:p>0,0029</text:p>
          </table:table-cell>
        </table:table-row>
        <table:table-row table:style-name="ro1">
          <table:table-cell/>
          <table:table-cell table:formula="of:=[.D46]-[.D45]" office:value-type="float" office:value="0.000299999999999967" calcext:value-type="float">
            <text:p>0,0003</text:p>
          </table:table-cell>
          <table:table-cell office:value-type="float" office:value="45" calcext:value-type="float">
            <text:p>45</text:p>
          </table:table-cell>
          <table:table-cell office:value-type="float" office:value="1.101" calcext:value-type="float">
            <text:p>1,101</text:p>
          </table:table-cell>
          <table:table-cell office:value-type="float" office:value="0.0057" calcext:value-type="float">
            <text:p>0,0057</text:p>
          </table:table-cell>
          <table:table-cell office:value-type="float" office:value="1.0876" calcext:value-type="float">
            <text:p>1,0876</text:p>
          </table:table-cell>
          <table:table-cell office:value-type="float" office:value="-0.0159" calcext:value-type="float">
            <text:p>-0,0159</text:p>
          </table:table-cell>
          <table:table-cell table:formula="of:=[.F46]-[.F45]" office:value-type="float" office:value="0.0028999999999999" calcext:value-type="float">
            <text:p>0,0029</text:p>
          </table:table-cell>
        </table:table-row>
        <table:table-row table:style-name="ro1">
          <table:table-cell/>
          <table:table-cell table:formula="of:=[.D47]-[.D46]" office:value-type="float" office:value="0.000199999999999978" calcext:value-type="float">
            <text:p>0,0002</text:p>
          </table:table-cell>
          <table:table-cell office:value-type="float" office:value="46" calcext:value-type="float">
            <text:p>46</text:p>
          </table:table-cell>
          <table:table-cell office:value-type="float" office:value="1.1012" calcext:value-type="float">
            <text:p>1,1012</text:p>
          </table:table-cell>
          <table:table-cell office:value-type="float" office:value="0.0051" calcext:value-type="float">
            <text:p>0,0051</text:p>
          </table:table-cell>
          <table:table-cell office:value-type="float" office:value="1.0904" calcext:value-type="float">
            <text:p>1,0904</text:p>
          </table:table-cell>
          <table:table-cell office:value-type="float" office:value="-0.0154" calcext:value-type="float">
            <text:p>-0,0154</text:p>
          </table:table-cell>
          <table:table-cell table:formula="of:=[.F47]-[.F46]" office:value-type="float" office:value="0.00280000000000014" calcext:value-type="float">
            <text:p>0,0028</text:p>
          </table:table-cell>
        </table:table-row>
        <table:table-row table:style-name="ro1">
          <table:table-cell/>
          <table:table-cell table:formula="of:=[.D48]-[.D47]" office:value-type="float" office:value="0.000199999999999978" calcext:value-type="float">
            <text:p>0,0002</text:p>
          </table:table-cell>
          <table:table-cell office:value-type="float" office:value="47" calcext:value-type="float">
            <text:p>47</text:p>
          </table:table-cell>
          <table:table-cell office:value-type="float" office:value="1.1014" calcext:value-type="float">
            <text:p>1,1014</text:p>
          </table:table-cell>
          <table:table-cell office:value-type="float" office:value="0.0044" calcext:value-type="float">
            <text:p>0,0044</text:p>
          </table:table-cell>
          <table:table-cell office:value-type="float" office:value="1.0933" calcext:value-type="float">
            <text:p>1,0933</text:p>
          </table:table-cell>
          <table:table-cell office:value-type="float" office:value="-0.0142" calcext:value-type="float">
            <text:p>-0,0142</text:p>
          </table:table-cell>
          <table:table-cell table:formula="of:=[.F48]-[.F47]" office:value-type="float" office:value="0.0028999999999999" calcext:value-type="float">
            <text:p>0,0029</text:p>
          </table:table-cell>
        </table:table-row>
        <table:table-row table:style-name="ro1">
          <table:table-cell/>
          <table:table-cell table:formula="of:=[.D49]-[.D48]" office:value-type="float" office:value="0.000199999999999978" calcext:value-type="float">
            <text:p>0,0002</text:p>
          </table:table-cell>
          <table:table-cell office:value-type="float" office:value="48" calcext:value-type="float">
            <text:p>48</text:p>
          </table:table-cell>
          <table:table-cell office:value-type="float" office:value="1.1016" calcext:value-type="float">
            <text:p>1,1016</text:p>
          </table:table-cell>
          <table:table-cell office:value-type="float" office:value="0.0036" calcext:value-type="float">
            <text:p>0,0036</text:p>
          </table:table-cell>
          <table:table-cell office:value-type="float" office:value="1.0962" calcext:value-type="float">
            <text:p>1,0962</text:p>
          </table:table-cell>
          <table:table-cell office:value-type="float" office:value="-0.0123" calcext:value-type="float">
            <text:p>-0,0123</text:p>
          </table:table-cell>
          <table:table-cell table:formula="of:=[.F49]-[.F48]" office:value-type="float" office:value="0.00290000000000012" calcext:value-type="float">
            <text:p>0,0029</text:p>
          </table:table-cell>
        </table:table-row>
        <table:table-row table:style-name="ro1">
          <table:table-cell/>
          <table:table-cell table:formula="of:=[.D50]-[.D49]" office:value-type="float" office:value="0.000199999999999978" calcext:value-type="float">
            <text:p>0,0002</text:p>
          </table:table-cell>
          <table:table-cell office:value-type="float" office:value="49" calcext:value-type="float">
            <text:p>49</text:p>
          </table:table-cell>
          <table:table-cell office:value-type="float" office:value="1.1018" calcext:value-type="float">
            <text:p>1,1018</text:p>
          </table:table-cell>
          <table:table-cell office:value-type="float" office:value="0.0026" calcext:value-type="float">
            <text:p>0,0026</text:p>
          </table:table-cell>
          <table:table-cell office:value-type="float" office:value="1.0991" calcext:value-type="float">
            <text:p>1,0991</text:p>
          </table:table-cell>
          <table:table-cell office:value-type="float" office:value="-0.0092" calcext:value-type="float">
            <text:p>-0,0092</text:p>
          </table:table-cell>
          <table:table-cell table:formula="of:=[.F50]-[.F49]" office:value-type="float" office:value="0.0028999999999999" calcext:value-type="float">
            <text:p>0,0029</text:p>
          </table:table-cell>
        </table:table-row>
        <table:table-row table:style-name="ro1">
          <table:table-cell/>
          <table:table-cell table:formula="of:=[.D51]-[.D50]" office:value-type="float" office:value="0.0002000000000002" calcext:value-type="float">
            <text:p>0,0002</text:p>
          </table:table-cell>
          <table:table-cell office:value-type="float" office:value="50" calcext:value-type="float">
            <text:p>50</text:p>
          </table:table-cell>
          <table:table-cell office:value-type="float" office:value="1.102" calcext:value-type="float">
            <text:p>1,102</text:p>
          </table:table-cell>
          <table:table-cell office:value-type="float" office:value="0" calcext:value-type="float">
            <text:p>0</text:p>
          </table:table-cell>
          <table:table-cell office:value-type="float" office:value="1.102" calcext:value-type="float">
            <text:p>1,102</text:p>
          </table:table-cell>
          <table:table-cell office:value-type="float" office:value="0" calcext:value-type="float">
            <text:p>0</text:p>
          </table:table-cell>
          <table:table-cell table:formula="of:=[.F51]-[.F50]" office:value-type="float" office:value="0.00290000000000012" calcext:value-type="float">
            <text:p>0,0029</text:p>
          </table:table-cell>
        </table:table-row>
        <table:table-row table:style-name="ro1">
          <table:table-cell table:number-columns-repeated="2"/>
          <table:table-cell table:style-name="ce2" office:value-type="float" office:value="50" calcext:value-type="float">
            <text:p>50</text:p>
          </table:table-cell>
          <table:table-cell office:value-type="float" office:value="1.102" calcext:value-type="float">
            <text:p>1,102</text:p>
          </table:table-cell>
          <table:table-cell table:style-name="ce2" office:value-type="string" calcext:value-type="string">
            <office:annotation draw:style-name="gr2" draw:text-style-name="P3" svg:width="2.899cm" svg:height="1.799cm" svg:x="12.874cm" svg:y="21.529cm" draw:caption-point-x="-0.61cm" draw:caption-point-y="1.51cm">
              <dc:date>2022-08-18T00:00:00</dc:date>
              <text:p text:style-name="P2"><text:span text:style-name="T1">Проблема с вычислениями?</text:span></text:p>
            </office:annotation>
            <text:p>NaN</text:p>
          </table:table-cell>
          <table:table-cell office:value-type="float" office:value="1.102" calcext:value-type="float">
            <text:p>1,102</text:p>
          </table:table-cell>
          <table:table-cell office:value-type="float" office:value="-0.0001" calcext:value-type="float">
            <text:p>-0,0001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ce4" office:value-type="string" calcext:value-type="string">
            <text:p>SUCTION</text:p>
          </table:table-cell>
          <table:table-cell/>
          <table:table-cell table:style-name="ce5" office:value-type="string" calcext:value-type="string">
            <text:p>PRESSURE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 calcext:value-type="string">
            <text:p>-3.1105689605</text:p>
          </table:table-cell>
          <table:table-cell office:value-type="string" calcext:value-type="string">
            <text:p>X0</text:p>
          </table:table-cell>
          <table:table-cell office:value-type="float" office:value="-3.1105689605" calcext:value-type="float">
            <text:p>-3,1105689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2.3927664927</text:p>
          </table:table-cell>
          <table:table-cell office:value-type="string" calcext:value-type="string">
            <text:p>Y0</text:p>
          </table:table-cell>
          <table:table-cell office:value-type="float" office:value="-2.3927664927" calcext:value-type="float">
            <text:p>-2,3927664927</text:p>
          </table:table-cell>
          <table:table-cell office:value-type="string" calcext:value-type="string">
            <text:p>R0_PT_0-PT_2</text:p>
          </table:table-cell>
          <table:table-cell office:value-type="string" calcext:value-type="string">
            <text:p>R0_PT_0-PT_1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4.8467890172</text:p>
          </table:table-cell>
          <table:table-cell office:value-type="string" calcext:value-type="string">
            <text:p>R0</text:p>
          </table:table-cell>
          <table:table-cell office:value-type="float" office:value="4.8467890172" calcext:value-type="float">
            <text:p>4,8467890172</text:p>
          </table:table-cell>
          <table:table-cell table:style-name="ce2" office:value-type="string" calcext:value-type="string">
            <text:p>4.846792534</text:p>
          </table:table-cell>
          <table:table-cell table:style-name="ce2" office:value-type="string" calcext:value-type="string">
            <text:p>4.846789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.0998994071</text:p>
          </table:table-cell>
          <table:table-cell office:value-type="string" calcext:value-type="string">
            <text:p>X1</text:p>
          </table:table-cell>
          <table:table-cell office:value-type="float" office:value="1.0998994071" calcext:value-type="float">
            <text:p>1,09989940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007925054</text:p>
          </table:table-cell>
          <table:table-cell office:value-type="string" calcext:value-type="string">
            <text:p>Y1</text:p>
          </table:table-cell>
          <table:table-cell office:value-type="float" office:value="0.007925054" calcext:value-type="float">
            <text:p>0,00792505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60.309469243</text:p>
          </table:table-cell>
          <table:table-cell office:value-type="string" calcext:value-type="string">
            <text:p>BETA1</text:p>
          </table:table-cell>
          <table:table-cell office:value-type="float" office:value="-60.309469243" calcext:value-type="float">
            <text:p>-60,309469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801071023</text:p>
          </table:table-cell>
          <table:table-cell office:value-type="string" calcext:value-type="string">
            <text:p>X2</text:p>
          </table:table-cell>
          <table:table-cell office:value-type="float" office:value="0.801071023" calcext:value-type="float">
            <text:p>0,80107102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4691333148</text:p>
          </table:table-cell>
          <table:table-cell office:value-type="string" calcext:value-type="string">
            <text:p>Y2</text:p>
          </table:table-cell>
          <table:table-cell office:value-type="float" office:value="0.4691333148" calcext:value-type="float">
            <text:p>0,469133314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3.809469243</text:p>
          </table:table-cell>
          <table:table-cell office:value-type="string" calcext:value-type="string">
            <text:p>BETA2</text:p>
          </table:table-cell>
          <table:table-cell office:value-type="float" office:value="-53.809469243" calcext:value-type="float">
            <text:p>-53,80946924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009465605</text:p>
          </table:table-cell>
          <table:table-cell office:value-type="string" calcext:value-type="string">
            <text:p>X3</text:p>
          </table:table-cell>
          <table:table-cell office:value-type="float" office:value="0.009465605" calcext:value-type="float">
            <text:p>0,00946560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132995478</text:p>
          </table:table-cell>
          <table:table-cell office:value-type="string" calcext:value-type="string">
            <text:p>Y3</text:p>
          </table:table-cell>
          <table:table-cell office:value-type="float" office:value="0.6132995478" calcext:value-type="float">
            <text:p>0,61329954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BETA3</text:p>
          </table:table-cell>
          <table:table-cell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0445894949</text:p>
          </table:table-cell>
          <table:table-cell office:value-type="string" calcext:value-type="string">
            <text:p>X4</text:p>
          </table:table-cell>
          <table:table-cell office:value-type="float" office:value="0.0445894949" calcext:value-type="float">
            <text:p>0,044589494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631373794</text:p>
          </table:table-cell>
          <table:table-cell office:value-type="string" calcext:value-type="string">
            <text:p>Y4</text:p>
          </table:table-cell>
          <table:table-cell office:value-type="float" office:value="0.5631373794" calcext:value-type="float">
            <text:p>0,56313737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BETA4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731067206</text:p>
          </table:table-cell>
          <table:table-cell office:value-type="string" calcext:value-type="string">
            <text:p>X5</text:p>
          </table:table-cell>
          <table:table-cell office:value-type="float" office:value="1.0731067206" calcext:value-type="float">
            <text:p>1,073106720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0.0094743521</text:p>
          </table:table-cell>
          <table:table-cell office:value-type="string" calcext:value-type="string">
            <text:p>Y5</text:p>
          </table:table-cell>
          <table:table-cell office:value-type="float" office:value="-0.0094743521" calcext:value-type="float">
            <text:p>-0,00947435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3.690530757</text:p>
          </table:table-cell>
          <table:table-cell office:value-type="string" calcext:value-type="string">
            <text:p>BETA5</text:p>
          </table:table-cell>
          <table:table-cell office:value-type="float" office:value="-53.690530757" calcext:value-type="float">
            <text:p>-53,69053075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102</text:p>
          </table:table-cell>
          <table:table-cell office:value-type="string" calcext:value-type="string">
            <text:p>X6</text:p>
          </table:table-cell>
          <table:table-cell office:value-type="float" office:value="1.102" calcext:value-type="float">
            <text:p>1,10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6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086</text:p>
          </table:table-cell>
          <table:table-cell office:value-type="string" calcext:value-type="string">
            <text:p>X7</text:p>
          </table:table-cell>
          <table:table-cell office:value-type="float" office:value="1.086" calcext:value-type="float">
            <text:p>1,0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Y7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8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91</text:p>
          </table:table-cell>
          <table:table-cell office:value-type="string" calcext:value-type="string">
            <text:p>Y8</text:p>
          </table:table-cell>
          <table:table-cell office:value-type="float" office:value="0.591" calcext:value-type="float">
            <text:p>0,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031</text:p>
          </table:table-cell>
          <table:table-cell office:value-type="string" calcext:value-type="string">
            <text:p>X9</text:p>
          </table:table-cell>
          <table:table-cell office:value-type="float" office:value="0.031" calcext:value-type="float">
            <text:p>0,03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91</text:p>
          </table:table-cell>
          <table:table-cell office:value-type="string" calcext:value-type="string">
            <text:p>Y9</text:p>
          </table:table-cell>
          <table:table-cell office:value-type="float" office:value="0.591" calcext:value-type="float">
            <text:p>0,59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040330404</text:p>
          </table:table-cell>
          <table:table-cell office:value-type="string" calcext:value-type="string">
            <text:p>AS</text:p>
          </table:table-cell>
          <table:table-cell office:value-type="float" office:value="0.6040330404" calcext:value-type="float">
            <text:p>0,604033040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9922396224</text:p>
          </table:table-cell>
          <table:table-cell office:value-type="string" calcext:value-type="string">
            <text:p>BS</text:p>
          </table:table-cell>
          <table:table-cell office:value-type="float" office:value="0.9922396224" calcext:value-type="float">
            <text:p>0,99223962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.4017215312</text:p>
          </table:table-cell>
          <table:table-cell office:value-type="string" calcext:value-type="string">
            <text:p>CS</text:p>
          </table:table-cell>
          <table:table-cell office:value-type="float" office:value="-1.4017215312" calcext:value-type="float">
            <text:p>-1,401721531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0.0588428538</text:p>
          </table:table-cell>
          <table:table-cell office:value-type="string" calcext:value-type="string">
            <text:p>DS</text:p>
          </table:table-cell>
          <table:table-cell office:value-type="float" office:value="-0.0588428538" calcext:value-type="float">
            <text:p>-0,058842853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53888585</text:p>
          </table:table-cell>
          <table:table-cell office:value-type="string" calcext:value-type="string">
            <text:p>AP</text:p>
          </table:table-cell>
          <table:table-cell office:value-type="float" office:value="0.53888585" calcext:value-type="float">
            <text:p>0,53888585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6004883476</text:p>
          </table:table-cell>
          <table:table-cell office:value-type="string" calcext:value-type="string">
            <text:p>BP</text:p>
          </table:table-cell>
          <table:table-cell office:value-type="float" office:value="0.6004883476" calcext:value-type="float">
            <text:p>0,600488347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.2795771328</text:p>
          </table:table-cell>
          <table:table-cell office:value-type="string" calcext:value-type="string">
            <text:p>CP</text:p>
          </table:table-cell>
          <table:table-cell office:value-type="float" office:value="-1.2795771328" calcext:value-type="float">
            <text:p>-1,2795771328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.2271982648</text:p>
          </table:table-cell>
          <table:table-cell office:value-type="string" calcext:value-type="string">
            <text:p>DP</text:p>
          </table:table-cell>
          <table:table-cell office:value-type="float" office:value="0.2271982648" calcext:value-type="float">
            <text:p>0,227198264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9]" office:value-type="string" office:string-value="0.0445894949" calcext:value-type="string">
            <text:p>0.0445894949</text:p>
          </table:table-cell>
          <table:table-cell office:value-type="string" calcext:value-type="string">
            <text:p>X4</text:p>
          </table:table-cell>
          <table:table-cell office:value-type="float" office:value="0.0445894949" calcext:value-type="float">
            <text:p>0,0445894949</text:p>
          </table:table-cell>
          <table:table-cell office:value-type="string" calcext:value-type="string">
            <text:p>k</text:p>
          </table:table-cell>
          <table:table-cell table:formula="of:=[.A94]*[.$E$95]+[.$D$94]" office:value-type="float" office:value="0.0445894949" calcext:value-type="float">
            <text:p>0,044589494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72]" office:value-type="string" office:string-value="1.0731067206" calcext:value-type="string">
            <text:p>1.0731067206</text:p>
          </table:table-cell>
          <table:table-cell office:value-type="string" calcext:value-type="string">
            <text:p>X5</text:p>
          </table:table-cell>
          <table:table-cell office:value-type="float" office:value="1.0731067206" calcext:value-type="float">
            <text:p>1,0731067206</text:p>
          </table:table-cell>
          <table:table-cell table:formula="of:=[.D95]-[.D94]" office:value-type="float" office:value="1.0285172257" calcext:value-type="float">
            <text:p>1,0285172257</text:p>
          </table:table-cell>
          <table:table-cell table:formula="of:=[.A95]*[.$E$95]+[.$D$94]" office:value-type="float" office:value="1.0731067206" calcext:value-type="float">
            <text:p>1,073106720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.00.0000</text:date>, <text:time style:data-style-name="N2" text:time-value="23:40:40.948910877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8T09:35:41.902521649</meta:creation-date>
    <dc:date>2022-08-27T11:39:08.698030441</dc:date>
    <meta:editing-duration>PT3H48M20S</meta:editing-duration>
    <meta:editing-cycles>13</meta:editing-cycles>
    <meta:generator>LibreOffice/6.4.7.2$Linux_X86_64 LibreOffice_project/40$Build-2</meta:generator>
    <meta:document-statistic meta:table-count="1" meta:cell-count="48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b-spline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svg:stroke-opacity="67%" draw:fill-color="#004586" draw:opacity="67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svg:stroke-opacity="67%" draw:fill-color="#ff420e" draw:opacity="67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1.548cm" svg:height="23.535cm" xlink:href=".." xlink:type="simple" chart:class="chart:scatter" chart:style-name="ch1">
        <chart:legend chart:legend-position="end" svg:x="28.246cm" svg:y="10.721cm" style:legend-expansion="high" chart:style-name="ch2"/>
        <chart:plot-area chart:style-name="ch3" table:cell-range-address="Лист1.D2:Лист1.E51 Лист1.D61:Лист1.D61 Лист1.G2:Лист1.G51" svg:x="0.653cm" svg:y="0.314cm" svg:width="30.203cm" svg:height="22.875cm">
          <chartooo:coordinate-region svg:x="1.486cm" svg:y="0.513cm" svg:width="29.13cm" svg:height="22.47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1.E2:Лист1.E51" chart:class="chart:scatter">
            <chart:domain table:cell-range-address="Лист1.D2:Лист1.D51"/>
            <chart:data-point chart:repeated="50"/>
          </chart:series>
          <chart:series chart:style-name="ch7" chart:values-cell-range-address="Лист1.D61:Лист1.D61" chart:class="chart:scatter">
            <chart:domain table:cell-range-address="Лист1.D60:Лист1.D60"/>
            <chart:data-point/>
          </chart:series>
          <chart:series chart:style-name="ch8" chart:values-cell-range-address="Лист1.E41:Лист1.E41" chart:class="chart:scatter">
            <chart:domain table:cell-range-address="Лист1.D41:Лист1.D41"/>
            <chart:data-point/>
          </chart:series>
          <chart:series chart:style-name="ch9" chart:values-cell-range-address="Лист1.G2:Лист1.G51" chart:class="chart:scatter">
            <chart:domain table:cell-range-address="Лист1.F2:Лист1.F51"/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D</text:p>
              </table:table-cell>
              <table:table-cell office:value-type="string">
                <text:p>Столбец E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F</text:p>
              </table:table-cell>
              <table:table-cell office:value-type="string">
                <text:p>Столбец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D2:Лист1.D51</svg:desc>
                </draw:g>
              </table:table-cell>
              <table:table-cell office:value-type="float" office:value="0.591">
                <text:p>0.591</text:p>
                <draw:g>
                  <svg:desc>Лист1.E2:Лист1.E51</svg:desc>
                </draw:g>
              </table:table-cell>
              <table:table-cell office:value-type="float" office:value="1.0998994071">
                <text:p>1.0998994071</text:p>
                <draw:g>
                  <svg:desc>Лист1.D60:Лист1.D60</svg:desc>
                </draw:g>
              </table:table-cell>
              <table:table-cell office:value-type="float" office:value="0.007925054">
                <text:p>0.007925054</text:p>
                <draw:g>
                  <svg:desc>Лист1.D61:Лист1.D61</svg:desc>
                </draw:g>
              </table:table-cell>
              <table:table-cell office:value-type="float" office:value="1.0999">
                <text:p>1.0999</text:p>
                <draw:g>
                  <svg:desc>Лист1.D41:Лист1.D41</svg:desc>
                </draw:g>
              </table:table-cell>
              <table:table-cell office:value-type="float" office:value="0.0079">
                <text:p>0.0079</text:p>
                <draw:g>
                  <svg:desc>Лист1.E41:Лист1.E41</svg:desc>
                </draw:g>
              </table:table-cell>
              <table:table-cell office:value-type="float" office:value="0">
                <text:p>0</text:p>
                <draw:g>
                  <svg:desc>Лист1.F2:Лист1.F51</svg:desc>
                </draw:g>
              </table:table-cell>
              <table:table-cell office:value-type="float" office:value="0.591">
                <text:p>0.591</text:p>
                <draw:g>
                  <svg:desc>Лист1.G2:Лист1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1">
                <text:p>0.0011</text:p>
              </table:table-cell>
              <table:table-cell office:value-type="float" office:value="0.599">
                <text:p>0.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5">
                <text:p>0.005</text:p>
              </table:table-cell>
              <table:table-cell office:value-type="float" office:value="0.5742">
                <text:p>0.57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1">
                <text:p>0.0021</text:p>
              </table:table-cell>
              <table:table-cell office:value-type="float" office:value="0.6022">
                <text:p>0.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99">
                <text:p>0.0099</text:p>
              </table:table-cell>
              <table:table-cell office:value-type="float" office:value="0.5683">
                <text:p>0.56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2">
                <text:p>0.0032</text:p>
              </table:table-cell>
              <table:table-cell office:value-type="float" office:value="0.6046">
                <text:p>0.6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49">
                <text:p>0.0149</text:p>
              </table:table-cell>
              <table:table-cell office:value-type="float" office:value="0.5645">
                <text:p>0.56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2">
                <text:p>0.0042</text:p>
              </table:table-cell>
              <table:table-cell office:value-type="float" office:value="0.6066">
                <text:p>0.6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198">
                <text:p>0.0198</text:p>
              </table:table-cell>
              <table:table-cell office:value-type="float" office:value="0.5621">
                <text:p>0.56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3">
                <text:p>0.0053</text:p>
              </table:table-cell>
              <table:table-cell office:value-type="float" office:value="0.6083">
                <text:p>0.60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48">
                <text:p>0.0248</text:p>
              </table:table-cell>
              <table:table-cell office:value-type="float" office:value="0.5606">
                <text:p>0.56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3">
                <text:p>0.0063</text:p>
              </table:table-cell>
              <table:table-cell office:value-type="float" office:value="0.6097">
                <text:p>0.6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97">
                <text:p>0.0297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">
                <text:p>0.0074</text:p>
              </table:table-cell>
              <table:table-cell office:value-type="float" office:value="0.6111">
                <text:p>0.6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47">
                <text:p>0.0347</text:p>
              </table:table-cell>
              <table:table-cell office:value-type="float" office:value="0.5602">
                <text:p>0.56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4">
                <text:p>0.0084</text:p>
              </table:table-cell>
              <table:table-cell office:value-type="float" office:value="0.6122">
                <text:p>0.6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96">
                <text:p>0.0396</text:p>
              </table:table-cell>
              <table:table-cell office:value-type="float" office:value="0.5612">
                <text:p>0.56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95">
                <text:p>0.0095</text:p>
              </table:table-cell>
              <table:table-cell office:value-type="float" office:value="0.6133">
                <text:p>0.6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46">
                <text:p>0.0446</text:p>
              </table:table-cell>
              <table:table-cell office:value-type="float" office:value="0.5631">
                <text:p>0.56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9">
                <text:p>0.049</text:p>
              </table:table-cell>
              <table:table-cell office:value-type="float" office:value="0.6493">
                <text:p>0.6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89">
                <text:p>0.0789</text:p>
              </table:table-cell>
              <table:table-cell office:value-type="float" office:value="0.5784">
                <text:p>0.5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886">
                <text:p>0.0886</text:p>
              </table:table-cell>
              <table:table-cell office:value-type="float" office:value="0.6809">
                <text:p>0.6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2">
                <text:p>0.1132</text:p>
              </table:table-cell>
              <table:table-cell office:value-type="float" office:value="0.5908">
                <text:p>0.59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2">
                <text:p>0.1282</text:p>
              </table:table-cell>
              <table:table-cell office:value-type="float" office:value="0.7081">
                <text:p>0.7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4">
                <text:p>0.1474</text:p>
              </table:table-cell>
              <table:table-cell office:value-type="float" office:value="0.6003">
                <text:p>0.6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678">
                <text:p>0.1678</text:p>
              </table:table-cell>
              <table:table-cell office:value-type="float" office:value="0.7308">
                <text:p>0.7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7">
                <text:p>0.1817</text:p>
              </table:table-cell>
              <table:table-cell office:value-type="float" office:value="0.6071">
                <text:p>0.60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74">
                <text:p>0.2074</text:p>
              </table:table-cell>
              <table:table-cell office:value-type="float" office:value="0.749">
                <text:p>0.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6">
                <text:p>0.216</text:p>
              </table:table-cell>
              <table:table-cell office:value-type="float" office:value="0.6112">
                <text:p>0.61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469">
                <text:p>0.2469</text:p>
              </table:table-cell>
              <table:table-cell office:value-type="float" office:value="0.7627">
                <text:p>0.7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03">
                <text:p>0.2503</text:p>
              </table:table-cell>
              <table:table-cell office:value-type="float" office:value="0.6126">
                <text:p>0.61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865">
                <text:p>0.2865</text:p>
              </table:table-cell>
              <table:table-cell office:value-type="float" office:value="0.7719">
                <text:p>0.7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46">
                <text:p>0.2846</text:p>
              </table:table-cell>
              <table:table-cell office:value-type="float" office:value="0.6114">
                <text:p>0.61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261">
                <text:p>0.3261</text:p>
              </table:table-cell>
              <table:table-cell office:value-type="float" office:value="0.7765">
                <text:p>0.7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89">
                <text:p>0.3189</text:p>
              </table:table-cell>
              <table:table-cell office:value-type="float" office:value="0.6076">
                <text:p>0.60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57">
                <text:p>0.3657</text:p>
              </table:table-cell>
              <table:table-cell office:value-type="float" office:value="0.7766">
                <text:p>0.7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31">
                <text:p>0.3531</text:p>
              </table:table-cell>
              <table:table-cell office:value-type="float" office:value="0.6014">
                <text:p>0.60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053">
                <text:p>0.4053</text:p>
              </table:table-cell>
              <table:table-cell office:value-type="float" office:value="0.772">
                <text:p>0.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4">
                <text:p>0.3874</text:p>
              </table:table-cell>
              <table:table-cell office:value-type="float" office:value="0.5927">
                <text:p>0.59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448">
                <text:p>0.4448</text:p>
              </table:table-cell>
              <table:table-cell office:value-type="float" office:value="0.7629">
                <text:p>0.7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17">
                <text:p>0.4217</text:p>
              </table:table-cell>
              <table:table-cell office:value-type="float" office:value="0.5816">
                <text:p>0.58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844">
                <text:p>0.4844</text:p>
              </table:table-cell>
              <table:table-cell office:value-type="float" office:value="0.7491">
                <text:p>0.7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6">
                <text:p>0.456</text:p>
              </table:table-cell>
              <table:table-cell office:value-type="float" office:value="0.5682">
                <text:p>0.56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24">
                <text:p>0.524</text:p>
              </table:table-cell>
              <table:table-cell office:value-type="float" office:value="0.7306">
                <text:p>0.7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3">
                <text:p>0.4903</text:p>
              </table:table-cell>
              <table:table-cell office:value-type="float" office:value="0.5525">
                <text:p>0.55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636">
                <text:p>0.5636</text:p>
              </table:table-cell>
              <table:table-cell office:value-type="float" office:value="0.7075">
                <text:p>0.7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6">
                <text:p>0.5246</text:p>
              </table:table-cell>
              <table:table-cell office:value-type="float" office:value="0.5346">
                <text:p>0.53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032">
                <text:p>0.6032</text:p>
              </table:table-cell>
              <table:table-cell office:value-type="float" office:value="0.6796">
                <text:p>0.6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88">
                <text:p>0.5588</text:p>
              </table:table-cell>
              <table:table-cell office:value-type="float" office:value="0.5145">
                <text:p>0.51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427">
                <text:p>0.6427</text:p>
              </table:table-cell>
              <table:table-cell office:value-type="float" office:value="0.6471">
                <text:p>0.6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31">
                <text:p>0.5931</text:p>
              </table:table-cell>
              <table:table-cell office:value-type="float" office:value="0.4923">
                <text:p>0.49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823">
                <text:p>0.6823</text:p>
              </table:table-cell>
              <table:table-cell office:value-type="float" office:value="0.6098">
                <text:p>0.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74">
                <text:p>0.6274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7219">
                <text:p>0.7219</text:p>
              </table:table-cell>
              <table:table-cell office:value-type="float" office:value="0.5677">
                <text:p>0.5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7">
                <text:p>0.6617</text:p>
              </table:table-cell>
              <table:table-cell office:value-type="float" office:value="0.4418">
                <text:p>0.44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615">
                <text:p>0.7615</text:p>
              </table:table-cell>
              <table:table-cell office:value-type="float" office:value="0.5208">
                <text:p>0.5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">
                <text:p>0.696</text:p>
              </table:table-cell>
              <table:table-cell office:value-type="float" office:value="0.4136">
                <text:p>0.413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011">
                <text:p>0.8011</text:p>
              </table:table-cell>
              <table:table-cell office:value-type="float" office:value="0.4691">
                <text:p>0.4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3">
                <text:p>0.7303</text:p>
              </table:table-cell>
              <table:table-cell office:value-type="float" office:value="0.3835">
                <text:p>0.38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31">
                <text:p>0.831</text:p>
              </table:table-cell>
              <table:table-cell office:value-type="float" office:value="0.4278">
                <text:p>0.4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6">
                <text:p>0.7646</text:p>
              </table:table-cell>
              <table:table-cell office:value-type="float" office:value="0.3516">
                <text:p>0.35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608">
                <text:p>0.8608</text:p>
              </table:table-cell>
              <table:table-cell office:value-type="float" office:value="0.3856">
                <text:p>0.3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988">
                <text:p>0.7988</text:p>
              </table:table-cell>
              <table:table-cell office:value-type="float" office:value="0.3178">
                <text:p>0.317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907">
                <text:p>0.8907</text:p>
              </table:table-cell>
              <table:table-cell office:value-type="float" office:value="0.3424">
                <text:p>0.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31">
                <text:p>0.8331</text:p>
              </table:table-cell>
              <table:table-cell office:value-type="float" office:value="0.2824">
                <text:p>0.2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9206">
                <text:p>0.9206</text:p>
              </table:table-cell>
              <table:table-cell office:value-type="float" office:value="0.2981">
                <text:p>0.2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674">
                <text:p>0.8674</text:p>
              </table:table-cell>
              <table:table-cell office:value-type="float" office:value="0.2453">
                <text:p>0.24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9505">
                <text:p>0.9505</text:p>
              </table:table-cell>
              <table:table-cell office:value-type="float" office:value="0.2528">
                <text:p>0.2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017">
                <text:p>0.9017</text:p>
              </table:table-cell>
              <table:table-cell office:value-type="float" office:value="0.2066">
                <text:p>0.20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9804">
                <text:p>0.9804</text:p>
              </table:table-cell>
              <table:table-cell office:value-type="float" office:value="0.2064">
                <text:p>0.2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36">
                <text:p>0.936</text:p>
              </table:table-cell>
              <table:table-cell office:value-type="float" office:value="0.1663">
                <text:p>0.16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0103">
                <text:p>1.0103</text:p>
              </table:table-cell>
              <table:table-cell office:value-type="float" office:value="0.1587">
                <text:p>0.1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703">
                <text:p>0.9703</text:p>
              </table:table-cell>
              <table:table-cell office:value-type="float" office:value="0.1244">
                <text:p>0.12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0401">
                <text:p>1.0401</text:p>
              </table:table-cell>
              <table:table-cell office:value-type="float" office:value="0.1098">
                <text:p>0.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045">
                <text:p>1.0045</text:p>
              </table:table-cell>
              <table:table-cell office:value-type="float" office:value="0.0812">
                <text:p>0.08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07">
                <text:p>1.07</text:p>
              </table:table-cell>
              <table:table-cell office:value-type="float" office:value="0.0596">
                <text:p>0.0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388">
                <text:p>1.0388</text:p>
              </table:table-cell>
              <table:table-cell office:value-type="float" office:value="0.0365">
                <text:p>0.036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0999">
                <text:p>1.0999</text:p>
              </table:table-cell>
              <table:table-cell office:value-type="float" office:value="0.0079">
                <text:p>0.0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31">
                <text:p>1.0731</text:p>
              </table:table-cell>
              <table:table-cell office:value-type="float" office:value="-0.0095">
                <text:p>-0.00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1001">
                <text:p>1.1001</text:p>
              </table:table-cell>
              <table:table-cell office:value-type="float" office:value="0.0075">
                <text:p>0.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6">
                <text:p>1.076</text:p>
              </table:table-cell>
              <table:table-cell office:value-type="float" office:value="-0.0125">
                <text:p>-0.0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1003">
                <text:p>1.1003</text:p>
              </table:table-cell>
              <table:table-cell office:value-type="float" office:value="0.0071">
                <text:p>0.0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89">
                <text:p>1.0789</text:p>
              </table:table-cell>
              <table:table-cell office:value-type="float" office:value="-0.0143">
                <text:p>-0.01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1005">
                <text:p>1.1005</text:p>
              </table:table-cell>
              <table:table-cell office:value-type="float" office:value="0.0067">
                <text:p>0.0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18">
                <text:p>1.0818</text:p>
              </table:table-cell>
              <table:table-cell office:value-type="float" office:value="-0.0154">
                <text:p>-0.01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1007">
                <text:p>1.1007</text:p>
              </table:table-cell>
              <table:table-cell office:value-type="float" office:value="0.0062">
                <text:p>0.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47">
                <text:p>1.0847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01">
                <text:p>1.101</text:p>
              </table:table-cell>
              <table:table-cell office:value-type="float" office:value="0.0057">
                <text:p>0.0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876">
                <text:p>1.0876</text:p>
              </table:table-cell>
              <table:table-cell office:value-type="float" office:value="-0.0159">
                <text:p>-0.01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1012">
                <text:p>1.1012</text:p>
              </table:table-cell>
              <table:table-cell office:value-type="float" office:value="0.0051">
                <text:p>0.0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04">
                <text:p>1.0904</text:p>
              </table:table-cell>
              <table:table-cell office:value-type="float" office:value="-0.0154">
                <text:p>-0.01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1014">
                <text:p>1.1014</text:p>
              </table:table-cell>
              <table:table-cell office:value-type="float" office:value="0.0044">
                <text:p>0.00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33">
                <text:p>1.0933</text:p>
              </table:table-cell>
              <table:table-cell office:value-type="float" office:value="-0.0142">
                <text:p>-0.01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1016">
                <text:p>1.1016</text:p>
              </table:table-cell>
              <table:table-cell office:value-type="float" office:value="0.0036">
                <text:p>0.0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2">
                <text:p>1.0962</text:p>
              </table:table-cell>
              <table:table-cell office:value-type="float" office:value="-0.0123">
                <text:p>-0.01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1018">
                <text:p>1.1018</text:p>
              </table:table-cell>
              <table:table-cell office:value-type="float" office:value="0.0026">
                <text:p>0.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91">
                <text:p>1.0991</text:p>
              </table:table-cell>
              <table:table-cell office:value-type="float" office:value="-0.0092">
                <text:p>-0.009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102">
                <text:p>1.10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2">
                <text:p>1.10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619cm" svg:y="3.952cm" style:legend-expansion="high" chart:style-name="ch2"/>
        <chart:plot-area chart:style-name="ch3" table:cell-range-address="Лист1.A94:Лист1.A95 Лист1.B93:Лист1.B93 Лист1.D94:Лист1.D95" chart:data-source-has-labels="row" svg:x="0.32cm" svg:y="0.18cm" svg:width="11.979cm" svg:height="8.64cm">
          <chartooo:coordinate-region svg:x="1.047cm" svg:y="0.379cm" svg:width="11.01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94:Лист1.D95" chart:label-cell-address="Лист1.B93:Лист1.B93" chart:class="chart:scatter">
            <chart:domain table:cell-range-address="Лист1.A94:Лист1.A95"/>
            <chart:regression-curve chart:style-name="ch8">
              <chart:equation chart:display-equation="true" chart:display-r-square="false"/>
            </chart:regression-curve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x</text:p>
                <draw:g>
                  <svg:desc>Лист1.B93:Лист1.B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Лист1.A94:Лист1.A95</svg:desc>
                </draw:g>
              </table:table-cell>
              <table:table-cell office:value-type="float" office:value="0.0445894949">
                <text:p>0.0445894949</text:p>
                <draw:g>
                  <svg:desc>Лист1.D94:Лист1.D9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0731067206">
                <text:p>1.0731067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